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14.2mm" fo:break-before="auto" style:use-optimal-row-height="true"/>
    </style:style>
    <style:style style:name="ro3" style:family="table-row">
      <style:table-row-properties style:row-height="38.17mm" fo:break-before="auto" style:use-optimal-row-height="true"/>
    </style:style>
    <style:style style:name="ro4" style:family="table-row">
      <style:table-row-properties style:row-height="48.4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meridian massage, acupressure massage</text:p>
          </table:table-cell>
          <table:table-cell/>
          <table:table-cell office:value-type="string" calcext:value-type="string">
            <text:p>:</text:p>
          </table:table-cell>
          <table:table-cell table:style-name="ce1" office:value-type="string" calcext:value-type="string">
            <text:p><text:a xlink:href="https://en.dict.naver.com/#/entry/koen/34d1fdb9c4b241e98cb37e75ae1041e4" xlink:type="simple">경락마사지</text:a> </text:p>
          </table:table-cell>
        </table:table-row>
        <table:table-row table:style-name="ro2">
          <table:table-cell office:value-type="string" calcext:value-type="string">
            <text:p><text:a xlink:href="https://en.dict.naver.com/#/entry/koen/585e0a4501da4a5888fedab4155024e1" xlink:type="simple">직장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(일자) job, work; (일터) office, workplace, place of work[employment]<text:line-break/>첫 직장<text:line-break/><text:line-break/>one's first job</text:p>
          </table:table-cell>
        </table:table-row>
        <table:table-row table:style-name="ro3">
          <table:table-cell office:value-type="string" calcext:value-type="string">
            <text:p><text:a xlink:href="https://en.dict.naver.com/#/entry/enko/28439122f76f42e69203eeab0b93c599" xlink:type="simple">jun·ior</text:a> </text:p>
          </table:table-cell>
          <table:table-cell table:style-name="ce1" office:value-type="string" calcext:value-type="string">
            <text:p>[ˈdʒuːniə(r)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하급의, 부하의<text:line-break/>junior employees<text:line-break/><text:line-break/>하급 직원들<text:line-break/><text:line-break/>2.형용사 (특히 스포츠에서) 주니어[청소년]의<text:line-break/>the world junior tennis championships<text:line-break/><text:line-break/>세계 주니어 테니스 선수권 대회<text:line-break/><text:line-break/>3.형용사 (특히 미국에서 아버지와 이름이 같은 남자 이름 뒤에 붙여) 주니어[2세]의</text:p>
          </table:table-cell>
        </table:table-row>
        <table:table-row table:style-name="ro4">
          <table:table-cell office:value-type="string" calcext:value-type="string">
            <text:p><text:a xlink:href="https://en.dict.naver.com/#/entry/enko/8fb1c3b65cda4db6a9a4659a2f17fc31" xlink:type="simple">pre·cious</text:a> </text:p>
          </table:table-cell>
          <table:table-cell table:style-name="ce1" office:value-type="string" calcext:value-type="string">
            <text:p>[ˈpreʃəs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형용사 (희귀하고 많은 금전적 가치를 지닌) 귀중한, 값비싼<text:line-break/>a precious vase<text:line-break/><text:line-break/>귀중한 화병<text:line-break/><text:line-break/>2.형용사 (낭비해서는 안 될) 귀한[소중한]<text:line-break/>Clean water is a precious commodity in that part of the world.<text:line-break/><text:line-break/>이 세상의 그 지역에서는 깨끗한 물이 귀한 생필품이다.<text:line-break/><text:line-break/>3.형용사 (개인에게) 소중한<text:line-break/>precious memories/possessions<text:line-break/><text:line-break/>소중한 추억/재산</text:p>
          </table:table-cell>
        </table:table-row>
        <table:table-row table:style-name="ro4">
          <table:table-cell office:value-type="string" calcext:value-type="string">
            <text:p><text:a xlink:href="https://en.dict.naver.com/#/entry/enko/38025777f2e74700a541e3996c34503e" xlink:type="simple">sub·ject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명사 (논의 등의) 주제[대상/화제], (다뤄지고 있는) 문제[사안]<text:line-break/>an unpleasant subject of conversation<text:line-break/><text:line-break/>불쾌한 대화 주제[화제]<text:line-break/><text:line-break/>2.명사 학과, 과목<text:line-break/>Biology is my favourite subject.<text:line-break/><text:line-break/>생물학은 내가 좋아하는 과목이다.<text:line-break/><text:line-break/>3.명사 (그림·사진 등의) 대상[소재]<text:line-break/>Focus the camera on the subject.<text:line-break/><text:line-break/>카메라의 초점을 대상[피사체]에 맞추어라.</text:p>
          </table:table-cell>
        </table:table-row>
        <table:table-row table:style-name="ro2">
          <table:table-cell office:value-type="string" calcext:value-type="string">
            <text:p><text:a xlink:href="https://en.dict.naver.com/#/entry/koen/d6d301b4b2304982bc872f4647054ee9" xlink:type="simple">공모전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office:string-value="1.contest exhibit&#10;미술 공모전에 입상하다&#10;&#10;be a finalist in an arts contest" calcext:value-type="string">
            <text:p>1.contest exhibit</text:p>
            <text:p>미술 공모전에 입상하다</text:p>
            <text:p/>
            <text:p>be a finalist in an arts contest</text:p>
          </table:table-cell>
        </table:table-row>
        <table:table-row table:style-name="ro3">
          <table:table-cell office:value-type="string" calcext:value-type="string">
            <text:p><text:a xlink:href="https://en.dict.naver.com/#/entry/enko/92d0c02923d84ed49e0c8516561d25b3" xlink:type="simple">ex·hibit</text:a> </text:p>
          </table:table-cell>
          <table:table-cell table:style-name="ce1" office:value-type="string" calcext:value-type="string">
            <text:p>[ɪɡˈzɪbɪt] </text:p>
          </table:table-cell>
          <table:table-cell office:value-type="string" calcext:value-type="string">
            <text:p>:</text:p>
          </table:table-cell>
          <table:table-cell office:value-type="string" office:string-value="1.동사 전시하다&#10;They will be exhibiting their new designs at the trade fairs.&#10;&#10;그들은 무역 박람회에서 새 디자인을 전시할 것이다.&#10;&#10;2.동사 (감정특질 등을) 보이다[드러내다]&#10;The patient exhibited signs of fatigue and memory loss.&#10;&#10;그 환자는 피로감과 기억력 감퇴를 보였다.&#10;&#10;3.명사 전시품" calcext:value-type="string">
            <text:p>1.동사 전시하다</text:p>
            <text:p>They will be exhibiting their new designs at the trade fairs.</text:p>
            <text:p/>
            <text:p>그들은 무역 박람회에서 새 디자인을 전시할 것이다.</text:p>
            <text:p/>
            <text:p>2.동사 (감정특질 등을) 보이다[드러내다]</text:p>
            <text:p>The patient exhibited signs of fatigue and memory loss.</text:p>
            <text:p/>
            <text:p>그 환자는 피로감과 기억력 감퇴를 보였다.</text:p>
            <text:p/>
            <text:p>3.명사 전시품</text:p>
          </table:table-cell>
        </table:table-row>
        <table:table-row table:style-name="ro4">
          <table:table-cell office:value-type="string" calcext:value-type="string">
            <text:p><text:a xlink:href="https://en.dict.naver.com/#/entry/enko/c2bf6a2aac914cf2bf88349a53fcd7f3" xlink:type="simple">ex·hib·ition</text:a> </text:p>
          </table:table-cell>
          <table:table-cell table:style-name="ce1" office:value-type="string" calcext:value-type="string">
            <text:p>[ˌeksɪˈbɪʃn] </text:p>
          </table:table-cell>
          <table:table-cell office:value-type="string" calcext:value-type="string">
            <text:p>:</text:p>
          </table:table-cell>
          <table:table-cell office:value-type="string" office:string-value="1.명사 전시회&#10;Have you seen the Picasso exhibition?&#10;&#10;피카소 전시회 봤니?&#10;&#10;2.명사 전시&#10;She refused to allow the exhibition of her husband’s work.&#10;&#10;그녀는 남편의 작품이 전시되는 것을 허락하지 않았다.&#10;&#10;3.명사 (기교 등의) 발휘; (감정 등의) 표현[드러냄]&#10;We were treated to an exhibition of the footballer’s speed and skill.&#10;&#10;우리는 그 축구 선수가 스피드와 기량을 발휘하는 것을 보는 즐거움을 누렸다." calcext:value-type="string">
            <text:p>1.명사 전시회</text:p>
            <text:p>Have you seen the Picasso exhibition?</text:p>
            <text:p/>
            <text:p>피카소 전시회 봤니?</text:p>
            <text:p/>
            <text:p>2.명사 전시</text:p>
            <text:p>She refused to allow the exhibition of her husband’s work.</text:p>
            <text:p/>
            <text:p>그녀는 남편의 작품이 전시되는 것을 허락하지 않았다.</text:p>
            <text:p/>
            <text:p>3.명사 (기교 등의) 발휘; (감정 등의) 표현[드러냄]</text:p>
            <text:p>We were treated to an exhibition of the footballer’s speed and skill.</text:p>
            <text:p/>
            <text:p>우리는 그 축구 선수가 스피드와 기량을 발휘하는 것을 보는 즐거움을 누렸다.</text:p>
          </table:table-cell>
        </table:table-row>
        <table:table-row table:style-name="ro5">
          <table:table-cell office:value-type="string" calcext:value-type="string">
            <text:p><text:a xlink:href="https://en.dict.naver.com/#/entry/enko/8b431540c15d4fc7a64eb08d1cee0e60" xlink:type="simple">settle for</text:a> 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1. 동사 …으로 만족하다, …을 (불만스럽지만) 받아들이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7f125cd373ba4105b61f7b980f109172" xlink:type="simple">set·tle</text:a> </text:p>
          </table:table-cell>
          <table:table-cell table:style-name="ce1" office:value-type="string" calcext:value-type="string">
            <text:p>[ˈsetl] </text:p>
          </table:table-cell>
          <table:table-cell office:value-type="string" calcext:value-type="string">
            <text:p>:</text:p>
          </table:table-cell>
          <table:table-cell office:value-type="string" office:string-value="1.동사 (논쟁 등을) 해결하다[끝내다], 합의를 보다&#10;to settle a dispute/an argument/a matter&#10;&#10;분쟁/언쟁/문제를 해결하다&#10;&#10;2.동사 (마침내) 결정하다[정리하다]&#10;It’s all settled—we’re leaving on the nine o’clock plane.&#10;&#10;모든 게 결정되었어. 우린 9시 비행기로 떠나.&#10;&#10;3.동사 정착하다&#10;She settled in Vienna after her father’s death.&#10;&#10;그녀는 아버지가 돌아가신 후 비엔나에 정착했다." calcext:value-type="string">
            <text:p>1.동사 (논쟁 등을) 해결하다[끝내다], 합의를 보다</text:p>
            <text:p>to settle a dispute/an argument/a matter</text:p>
            <text:p/>
            <text:p>분쟁/언쟁/문제를 해결하다</text:p>
            <text:p/>
            <text:p>2.동사 (마침내) 결정하다[정리하다]</text:p>
            <text:p>It’s all settled—we’re leaving on the nine o’clock plane.</text:p>
            <text:p/>
            <text:p>모든 게 결정되었어. 우린 9시 비행기로 떠나.</text:p>
            <text:p/>
            <text:p>3.동사 정착하다</text:p>
            <text:p>She settled in Vienna after her father’s death.</text:p>
            <text:p/>
            <text:p>그녀는 아버지가 돌아가신 후 비엔나에 정착했다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00/00/00</text:date>, <text:time style:data-style-name="N2" text:time-value="20:34:28.431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8:22:59.939000000</meta:creation-date>
    <dc:date>2021-02-14T20:36:06.782000000</dc:date>
    <meta:editing-duration>PT3M48S</meta:editing-duration>
    <meta:editing-cycles>8</meta:editing-cycles>
    <meta:generator>Ultra_Office/6.2.3.2$Windows_x86 LibreOffice_project/</meta:generator>
    <meta:document-statistic meta:table-count="1" meta:cell-count="35" meta:object-count="0"/>
  </office:meta>
</office:document-meta>
</file>